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4341923" text:style-name="WWNum1">
        <text:list-item>
          <text:p text:style-name="P3">Some text (1.)</text:p>
        </text:list-item>
      </text:list>
      <text:p text:style-name="Standard"/>
      <text:p text:style-name="Standard">Some text in between.</text:p>
      <text:p text:style-name="Standard"/>
      <text:list xml:id="list150205825718084" text:continue-numbering="true" text:style-name="WWNum1">
        <text:list-item>
          <text:p text:style-name="P1">Some text (2.)</text:p>
        </text:list-item>
        <text:list-item>
          <text:p text:style-name="P1">Some text (3.)</text:p>
        </text:list-item>
      </text:list>
      <text:p text:style-name="Standard"/>
      <text:p text:style-name="Standard">Some text in between.</text:p>
      <text:p text:style-name="Standard"/>
      <text:list xml:id="list150207203788803" text:continue-numbering="true" text:style-name="WWNum1">
        <text:list-item>
          <text:p text:style-name="P1">Some text (4.)</text:p>
        </text:list-item>
      </text:list>
      <text:p text:style-name="Standard"/>
      <text:p text:style-name="Standard">Some text before starting new list from 1.</text:p>
      <text:p text:style-name="Standard"/>
      <text:list xml:id="list3550619708" text:style-name="WWNum2">
        <text:list-item>
          <text:p text:style-name="P2">Some text (1.)</text:p>
        </text:list-item>
      </text:list>
      <text:p text:style-name="Standard"/>
      <text:p text:style-name="Standard">Some text in between.</text:p>
      <text:p text:style-name="Standard"/>
      <text:list xml:id="list150206854467389" text:continue-numbering="true" text:style-name="WWNum2">
        <text:list-item>
          <text:p text:style-name="P2">Some text (2.)</text:p>
        </text:list-item>
        <text:list-item>
          <text:p text:style-name="P2">Some text (3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48" meta:character-count="217" meta:non-whitespace-character-count="187"/>
    <meta:generator>LibreOfficeDev/6.0.5.2$Linux_X86_64 LibreOffice_project/</meta:generator>
  </office:meta>
</office:document-meta>
</file>